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row table:style-name="TableLine94419576861696">
          <table:table-cell table:style-name="Table1.A1" office:value-type="string">
            <text:p text:style-name="Table_20_Contents"/>
          </table:table-cell>
        </table:table-row>
        <table:table-row table:style-name="TableLine94419576861696"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0:50:09.338143195</meta:creation-date>
    <meta:generator>LibreOffice/6.4.7.2$Linux_X86_64 LibreOffice_project/40$Build-2</meta:generator>
    <dc:date>2021-09-29T11:47:07.553006884</dc:date>
    <meta:editing-duration>PT56M59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</office:meta>
</office:document-meta>
</file>